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411008" calcext:value-type="float">
            <text:p>26411008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40736" calcext:value-type="float">
            <text:p>75407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8589312" calcext:value-type="float">
            <text:p>85893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10694656" calcext:value-type="float">
            <text:p>106946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8589312" calcext:value-type="float">
            <text:p>85893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546176" calcext:value-type="float">
            <text:p>26546176</text:p>
          </table:table-cell>
          <table:table-cell office:value-type="float" office:value="2650112" calcext:value-type="float">
            <text:p>2650112</text:p>
          </table:table-cell>
          <table:table-cell office:value-type="float" office:value="7581696" calcext:value-type="float">
            <text:p>75816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8704000" calcext:value-type="float">
            <text:p>87040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8654848" calcext:value-type="float">
            <text:p>86548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611712" calcext:value-type="float">
            <text:p>2661171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651328" calcext:value-type="float">
            <text:p>76513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13760" calcext:value-type="float">
            <text:p>74137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8486912" calcext:value-type="float">
            <text:p>84869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8531968" calcext:value-type="float">
            <text:p>853196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10592256" calcext:value-type="float">
            <text:p>1059225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8486912" calcext:value-type="float">
            <text:p>84869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6550272" calcext:value-type="float">
            <text:p>26550272</text:p>
          </table:table-cell>
          <table:table-cell office:value-type="float" office:value="2609152" calcext:value-type="float">
            <text:p>2609152</text:p>
          </table:table-cell>
          <table:table-cell office:value-type="float" office:value="7475200" calcext:value-type="float">
            <text:p>74752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26563515.7333333" calcext:value-type="float">
            <text:p>26563515,7333333</text:p>
          </table:table-cell>
          <table:table-cell table:formula="of:=SUM([.C2:.C121])/120" office:value-type="float" office:value="2619050.66666667" calcext:value-type="float">
            <text:p>2619050,66666667</text:p>
          </table:table-cell>
          <table:table-cell table:formula="of:=SUM([.D2:.D121])/120" office:value-type="float" office:value="7655628.8" calcext:value-type="float">
            <text:p>7655628,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26611712" calcext:value-type="float">
            <text:p>26611712</text:p>
          </table:table-cell>
          <table:table-cell table:formula="of:=MAX([.C2:.C121])" office:value-type="float" office:value="2650112" calcext:value-type="float">
            <text:p>2650112</text:p>
          </table:table-cell>
          <table:table-cell table:formula="of:=MAX([.D2:.D121])" office:value-type="float" office:value="10694656" calcext:value-type="float">
            <text:p>10694656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26411008" calcext:value-type="float">
            <text:p>26411008</text:p>
          </table:table-cell>
          <table:table-cell table:formula="of:=MIN([.C2:.C121])" office:value-type="float" office:value="2609152" calcext:value-type="float">
            <text:p>2609152</text:p>
          </table:table-cell>
          <table:table-cell table:formula="of:=MIN([.D2:.D121])" office:value-type="float" office:value="7413760" calcext:value-type="float">
            <text:p>74137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9:01:21.97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9:02:23.738000000</dc:date>
    <meta:editing-duration>PT34M53S</meta:editing-duration>
    <meta:editing-cycles>16</meta:editing-cycles>
    <meta:document-statistic meta:table-count="1" meta:cell-count="495" meta:object-count="0"/>
  </office:meta>
</office:document-meta>
</file>